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officeooo:paragraph-rsid="149276cf"/>
    </style:style>
    <style:style style:name="P2" style:family="paragraph" style:parent-style-name="Heading_20_3">
      <style:text-properties officeooo:paragraph-rsid="16077e11"/>
    </style:style>
    <style:style style:name="P3" style:family="paragraph" style:parent-style-name="Text_20_body" style:list-style-name="L28">
      <style:text-properties fo:font-style="normal" officeooo:rsid="15e36a64" officeooo:paragraph-rsid="160268b1" style:font-style-asian="normal" style:font-style-complex="normal"/>
    </style:style>
    <style:style style:name="P4" style:family="paragraph" style:parent-style-name="Text_20_body" style:list-style-name="L30">
      <style:text-properties fo:font-style="normal" officeooo:rsid="144a1a9b" officeooo:paragraph-rsid="160268b1" style:font-style-asian="normal" style:font-style-complex="normal"/>
    </style:style>
    <style:style style:name="P5" style:family="paragraph" style:parent-style-name="Text_20_body">
      <style:text-properties fo:font-style="normal" officeooo:rsid="144a1a9b" officeooo:paragraph-rsid="160268b1" style:font-style-asian="normal" style:font-style-complex="normal"/>
    </style:style>
    <style:style style:name="P6" style:family="paragraph" style:parent-style-name="Text_20_body" style:list-style-name="L30">
      <style:text-properties fo:font-style="normal" officeooo:rsid="14d144fa" officeooo:paragraph-rsid="160268b1" style:font-style-asian="normal" style:font-style-complex="normal"/>
    </style:style>
    <style:style style:name="P7" style:family="paragraph" style:parent-style-name="Text_20_body" style:list-style-name="L31">
      <style:text-properties fo:font-style="normal" officeooo:rsid="143e0ec8" officeooo:paragraph-rsid="160268b1" style:font-style-asian="normal" style:font-style-complex="normal"/>
    </style:style>
    <style:style style:name="P8" style:family="paragraph" style:parent-style-name="Text_20_body" style:list-style-name="L32">
      <style:text-properties fo:font-style="normal" officeooo:rsid="143e0ec8" officeooo:paragraph-rsid="160268b1" style:font-style-asian="normal" style:font-style-complex="normal"/>
    </style:style>
    <style:style style:name="P9" style:family="paragraph" style:parent-style-name="Text_20_body">
      <style:text-properties fo:font-style="normal" officeooo:rsid="143e0ec8" officeooo:paragraph-rsid="160268b1" style:font-style-asian="normal" style:font-style-complex="normal"/>
    </style:style>
    <style:style style:name="P10" style:family="paragraph" style:parent-style-name="Text_20_body" style:list-style-name="L31">
      <style:text-properties fo:font-style="normal" officeooo:rsid="14e1d97f" officeooo:paragraph-rsid="160268b1" style:font-style-asian="normal" style:font-style-complex="normal"/>
    </style:style>
    <style:style style:name="P11" style:family="paragraph" style:parent-style-name="Text_20_body" style:list-style-name="L31">
      <style:text-properties fo:font-style="normal" officeooo:rsid="15daf212" officeooo:paragraph-rsid="160268b1" style:font-style-asian="normal" style:font-style-complex="normal"/>
    </style:style>
    <style:style style:name="P12" style:family="paragraph" style:parent-style-name="Text_20_body" style:list-style-name="L32">
      <style:text-properties fo:font-style="normal" officeooo:rsid="14194ebf" officeooo:paragraph-rsid="1605b15a" style:font-style-asian="normal" style:font-style-complex="normal"/>
    </style:style>
    <style:style style:name="P13" style:family="paragraph" style:parent-style-name="Text_20_body" style:list-style-name="L32">
      <style:text-properties fo:font-style="normal" officeooo:rsid="141afdd9" officeooo:paragraph-rsid="1605b15a" style:font-style-asian="normal" style:font-style-complex="normal"/>
    </style:style>
    <style:style style:name="P14" style:family="paragraph" style:parent-style-name="Text_20_body">
      <style:text-properties fo:font-style="normal" officeooo:rsid="141af418" officeooo:paragraph-rsid="160268b1" style:font-style-asian="normal" style:font-style-complex="normal"/>
    </style:style>
    <style:style style:name="P15" style:family="paragraph" style:parent-style-name="Text_20_body" style:list-style-name="L32">
      <style:text-properties fo:font-style="normal" officeooo:rsid="1445805e" officeooo:paragraph-rsid="1605b15a" style:font-style-asian="normal" style:font-style-complex="normal"/>
    </style:style>
    <style:style style:name="P16" style:family="paragraph" style:parent-style-name="Text_20_body" style:list-style-name="L32">
      <style:text-properties fo:font-style="normal" officeooo:rsid="1502e9ca" officeooo:paragraph-rsid="1605b15a" style:font-style-asian="normal" style:font-style-complex="normal"/>
    </style:style>
    <style:style style:name="P17" style:family="paragraph" style:parent-style-name="Text_20_body" style:list-style-name="L32">
      <style:text-properties fo:font-style="normal" officeooo:rsid="14c07c31" officeooo:paragraph-rsid="160268b1" style:font-style-asian="normal" style:font-style-complex="normal"/>
    </style:style>
    <style:style style:name="P18" style:family="paragraph" style:parent-style-name="Text_20_body" style:list-style-name="L32">
      <style:text-properties fo:font-style="normal" officeooo:rsid="149880ca" officeooo:paragraph-rsid="160268b1" style:font-style-asian="normal" style:font-style-complex="normal"/>
    </style:style>
    <style:style style:name="P19" style:family="paragraph" style:parent-style-name="Text_20_body" style:list-style-name="L32">
      <style:text-properties fo:font-style="normal" officeooo:rsid="1499d0f4" officeooo:paragraph-rsid="160268b1" style:font-style-asian="normal" style:font-style-complex="normal"/>
    </style:style>
    <style:style style:name="P20" style:family="paragraph" style:parent-style-name="Text_20_body" style:list-style-name="L32">
      <style:text-properties fo:font-style="normal" officeooo:rsid="14c1be19" officeooo:paragraph-rsid="160268b1" style:font-style-asian="normal" style:font-style-complex="normal"/>
    </style:style>
    <style:style style:name="P21" style:family="paragraph" style:parent-style-name="Text_20_body" style:list-style-name="L32">
      <style:text-properties fo:font-style="normal" officeooo:rsid="14d552e1" officeooo:paragraph-rsid="160268b1" style:font-style-asian="normal" style:font-style-complex="normal"/>
    </style:style>
    <style:style style:name="P22" style:family="paragraph" style:parent-style-name="Text_20_body" style:list-style-name="L32">
      <style:text-properties fo:font-style="normal" officeooo:rsid="15fc04e8" officeooo:paragraph-rsid="1605b15a" style:font-style-asian="normal" style:font-style-complex="normal"/>
    </style:style>
    <style:style style:name="P23" style:family="paragraph" style:parent-style-name="Text_20_body" style:list-style-name="L28">
      <style:text-properties fo:font-style="normal" officeooo:rsid="160cca47" officeooo:paragraph-rsid="160268b1" style:font-style-asian="normal" style:font-style-complex="normal"/>
    </style:style>
    <style:style style:name="P24" style:family="paragraph" style:parent-style-name="Text_20_body">
      <style:text-properties fo:font-style="normal" officeooo:rsid="160cca47" officeooo:paragraph-rsid="160268b1" style:font-style-asian="normal" style:font-style-complex="normal"/>
    </style:style>
    <style:style style:name="P25" style:family="paragraph" style:parent-style-name="Text_20_body">
      <style:text-properties fo:font-style="normal" officeooo:rsid="160cfc8e" officeooo:paragraph-rsid="160268b1" style:font-style-asian="normal" style:font-style-complex="normal"/>
    </style:style>
    <style:style style:name="P26" style:family="paragraph" style:parent-style-name="Text_20_body" style:list-style-name="L21">
      <style:text-properties fo:font-style="normal" officeooo:rsid="160cfc8e" officeooo:paragraph-rsid="1605b15a" style:font-style-asian="normal" style:font-style-complex="normal"/>
    </style:style>
    <style:style style:name="P27" style:family="paragraph" style:parent-style-name="Text_20_body" style:list-style-name="L28">
      <style:text-properties fo:font-style="normal" officeooo:rsid="16202f6a" officeooo:paragraph-rsid="160268b1" style:font-style-asian="normal" style:font-style-complex="normal"/>
    </style:style>
    <style:style style:name="P28" style:family="paragraph" style:parent-style-name="Text_20_body">
      <style:text-properties fo:font-style="normal" officeooo:rsid="149606f6" officeooo:paragraph-rsid="160268b1" style:font-style-asian="normal" style:font-style-complex="normal"/>
    </style:style>
    <style:style style:name="P29" style:family="paragraph" style:parent-style-name="Text_20_body" style:list-style-name="L32">
      <style:text-properties fo:font-style="normal" officeooo:rsid="16068fde" officeooo:paragraph-rsid="16068fde" style:font-style-asian="normal" style:font-style-complex="normal"/>
    </style:style>
    <style:style style:name="P30" style:family="paragraph" style:parent-style-name="Text_20_body">
      <style:text-properties fo:font-style="normal" officeooo:rsid="160e7be0" officeooo:paragraph-rsid="160e7be0" style:font-style-asian="normal" style:font-style-complex="normal"/>
    </style:style>
    <style:style style:name="P31" style:family="paragraph" style:parent-style-name="Text_20_body">
      <style:text-properties fo:font-style="normal" officeooo:rsid="160f9744" officeooo:paragraph-rsid="160f9744" style:font-style-asian="normal" style:font-style-complex="normal"/>
    </style:style>
    <style:style style:name="P32" style:family="paragraph" style:parent-style-name="Text_20_body" style:list-style-name="L29">
      <style:text-properties officeooo:rsid="13dfae71" officeooo:paragraph-rsid="160268b1"/>
    </style:style>
    <style:style style:name="P33" style:family="paragraph" style:parent-style-name="Text_20_body" style:list-style-name="L29">
      <style:text-properties officeooo:rsid="15e29d4f" officeooo:paragraph-rsid="160268b1"/>
    </style:style>
    <style:style style:name="P34" style:family="paragraph" style:parent-style-name="Text_20_body" style:list-style-name="L23">
      <style:text-properties officeooo:rsid="1643527e" officeooo:paragraph-rsid="160268b1"/>
    </style:style>
    <style:style style:name="P35" style:family="paragraph" style:parent-style-name="Text_20_body" style:list-style-name="L29">
      <style:text-properties officeooo:paragraph-rsid="160268b1"/>
    </style:style>
    <style:style style:name="P36" style:family="paragraph" style:parent-style-name="Text_20_body">
      <style:text-properties officeooo:rsid="14400940" officeooo:paragraph-rsid="160268b1"/>
    </style:style>
    <style:style style:name="P37" style:family="paragraph" style:parent-style-name="Text_20_body">
      <style:text-properties officeooo:rsid="16077e11" officeooo:paragraph-rsid="1609ca5e"/>
    </style:style>
    <style:style style:name="P38" style:family="paragraph" style:parent-style-name="Text_20_body">
      <style:text-properties officeooo:rsid="16077e11" officeooo:paragraph-rsid="160c57d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499d0f4" style:font-style-asian="italic" style:font-style-complex="italic"/>
    </style:style>
    <style:style style:name="T3" style:family="text">
      <style:text-properties fo:font-style="italic" officeooo:rsid="14b3ca82" style:font-style-asian="italic" style:font-style-complex="italic"/>
    </style:style>
    <style:style style:name="T4" style:family="text">
      <style:text-properties fo:font-style="italic" officeooo:rsid="14bcbf76" style:font-style-asian="italic" style:font-style-complex="italic"/>
    </style:style>
    <style:style style:name="T5" style:family="text">
      <style:text-properties fo:font-style="italic" officeooo:rsid="14d085a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148032cd" style:font-style-asian="normal" style:font-style-complex="normal"/>
    </style:style>
    <style:style style:name="T8" style:family="text">
      <style:text-properties fo:font-style="normal" officeooo:rsid="1493d7b6" style:font-style-asian="normal" style:font-style-complex="normal"/>
    </style:style>
    <style:style style:name="T9" style:family="text">
      <style:text-properties fo:font-style="normal" officeooo:rsid="1501b542" style:font-style-asian="normal" style:font-style-complex="normal"/>
    </style:style>
    <style:style style:name="T10" style:family="text">
      <style:text-properties fo:font-style="normal" officeooo:rsid="150a85c6" style:font-style-asian="normal" style:font-style-complex="normal"/>
    </style:style>
    <style:style style:name="T11" style:family="text">
      <style:text-properties fo:font-style="normal" officeooo:rsid="15e36a64" style:font-style-asian="normal" style:font-style-complex="normal"/>
    </style:style>
    <style:style style:name="T12" style:family="text">
      <style:text-properties fo:font-style="normal" officeooo:rsid="15f101ee" style:font-style-asian="normal" style:font-style-complex="normal"/>
    </style:style>
    <style:style style:name="T13" style:family="text">
      <style:text-properties fo:font-style="normal" officeooo:rsid="160cca47" style:font-style-asian="normal" style:font-style-complex="normal"/>
    </style:style>
    <style:style style:name="T14" style:family="text">
      <style:text-properties fo:font-style="normal" officeooo:rsid="1608d7b3" style:font-style-asian="normal" style:font-style-complex="normal"/>
    </style:style>
    <style:style style:name="T15" style:family="text">
      <style:text-properties fo:font-style="normal" officeooo:rsid="160e697b" style:font-style-asian="normal" style:font-style-complex="normal"/>
    </style:style>
    <style:style style:name="T16" style:family="text">
      <style:text-properties fo:font-style="normal" officeooo:rsid="160d1545" style:font-style-asian="normal" style:font-style-complex="normal"/>
    </style:style>
    <style:style style:name="T17" style:family="text">
      <style:text-properties fo:font-style="normal" officeooo:rsid="160268b1" style:font-style-asian="normal" style:font-style-complex="normal"/>
    </style:style>
    <style:style style:name="T18" style:family="text">
      <style:text-properties fo:font-style="normal" officeooo:rsid="1605b15a" style:font-style-asian="normal" style:font-style-complex="normal"/>
    </style:style>
    <style:style style:name="T19" style:family="text">
      <style:text-properties fo:font-style="normal" officeooo:rsid="16077203" style:font-style-asian="normal" style:font-style-complex="normal"/>
    </style:style>
    <style:style style:name="T20" style:family="text">
      <style:text-properties officeooo:rsid="14400940"/>
    </style:style>
    <style:style style:name="T21" style:family="text">
      <style:text-properties officeooo:rsid="144153b3"/>
    </style:style>
    <style:style style:name="T22" style:family="text">
      <style:text-properties officeooo:rsid="144773ad"/>
    </style:style>
    <style:style style:name="T23" style:family="text">
      <style:text-properties officeooo:rsid="1448a935"/>
    </style:style>
    <style:style style:name="T24" style:family="text">
      <style:text-properties officeooo:rsid="1499d0f4"/>
    </style:style>
    <style:style style:name="T25" style:family="text">
      <style:text-properties officeooo:rsid="14b3ca82"/>
    </style:style>
    <style:style style:name="T26" style:family="text">
      <style:text-properties officeooo:rsid="14b621cc"/>
    </style:style>
    <style:style style:name="T27" style:family="text">
      <style:text-properties fo:language="cs" fo:country="CZ" fo:font-style="normal" officeooo:rsid="160cca47" style:font-style-asian="normal" style:font-style-complex="normal"/>
    </style:style>
    <style:style style:name="T28" style:family="text">
      <style:text-properties officeooo:rsid="14bdd348"/>
    </style:style>
    <style:style style:name="T29" style:family="text">
      <style:text-properties officeooo:rsid="14d552e1"/>
    </style:style>
    <style:style style:name="T30" style:family="text">
      <style:text-properties officeooo:rsid="14d9ab12"/>
    </style:style>
    <style:style style:name="T31" style:family="text">
      <style:text-properties officeooo:rsid="14de33db"/>
    </style:style>
    <style:style style:name="T32" style:family="text">
      <style:text-properties officeooo:rsid="14e2db8d"/>
    </style:style>
    <style:style style:name="T33" style:family="text">
      <style:text-properties officeooo:rsid="14e4925d"/>
    </style:style>
    <style:style style:name="T34" style:family="text">
      <style:text-properties officeooo:rsid="150372f9"/>
    </style:style>
    <style:style style:name="T35" style:family="text">
      <style:text-properties officeooo:rsid="15da4f09"/>
    </style:style>
    <style:style style:name="T36" style:family="text">
      <style:text-properties officeooo:rsid="15daf212"/>
    </style:style>
    <style:style style:name="T37" style:family="text">
      <style:text-properties officeooo:rsid="149276cf"/>
    </style:style>
    <style:style style:name="T38" style:family="text">
      <style:text-properties officeooo:rsid="15fc04e8"/>
    </style:style>
    <style:style style:name="T39" style:family="text">
      <style:text-properties officeooo:rsid="15fcf686"/>
    </style:style>
    <style:style style:name="T40" style:family="text">
      <style:text-properties officeooo:rsid="163d6e39"/>
    </style:style>
    <style:style style:name="T41" style:family="text">
      <style:text-properties officeooo:rsid="160cca47"/>
    </style:style>
    <style:style style:name="T42" style:family="text">
      <style:text-properties officeooo:rsid="163ab008"/>
    </style:style>
    <style:style style:name="T43" style:family="text">
      <style:text-properties officeooo:rsid="163f6f49"/>
    </style:style>
    <style:style style:name="T44" style:family="text">
      <style:text-properties officeooo:rsid="16042ea3"/>
    </style:style>
    <style:style style:name="T45" style:family="text">
      <style:text-properties officeooo:rsid="1605b15a"/>
    </style:style>
    <style:style style:name="T46" style:family="text">
      <style:text-properties officeooo:rsid="16096a70"/>
    </style:style>
    <style:style style:name="T47" style:family="text">
      <style:text-properties officeooo:rsid="160d9ab7"/>
    </style:style>
    <style:style style:name="T48" style:family="text">
      <style:text-properties officeooo:rsid="160f97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37">Tvorba kouzel</text:span></text:h>
      <text:p text:style-name="P36"><text:span text:style-name="T6">Bodový systém:</text:span></text:p>
      <text:list xml:id="list358573490" text:style-name="L23">
        <text:list-item>
          <text:p text:style-name="P34"><text:span text:style-name="T17">Každé kouzlo má rozpočet</text:span><text:span text:style-name="T6"> </text:span><text:span text:style-name="T18">1</text:span><text:span text:style-name="T19">0</text:span><text:span text:style-name="T6"> bodů</text:span></text:p>
        </text:list-item>
      </text:list>
      <text:p text:style-name="P24">6kz by asi měl být maximální damage roll – nechci mít potenciální maximální damage roll víc než +6, aby mi kouzla od NPCček haluzoidně neoneshotoval<text:span text:style-name="T40">a</text:span> postavy.</text:p>
      <text:p text:style-name="P25">Další pozn.: Mít cenu rovnou počtu kz zní jako dobrej nápad, bude se to dobře pamatovat <text:span text:style-name="T44">(na druhou stranu něco by se asi mělo platit za to, že kouzlo zraňuje)</text:span>.</text:p>
      <text:list xml:id="list2854789005" text:style-name="L21">
        <text:list-item>
          <text:p text:style-name="P26"><text:span text:style-name="T38">Kouzlo zraňuje: 3b</text:span></text:p>
        </text:list-item>
      </text:list>
      <text:list xml:id="list3048754313" text:style-name="L28">
        <text:list-item>
          <text:p text:style-name="P27"><text:span text:style-name="T45">+</text:span>0: 0b<text:line-break/>(Pouze pro kouzla s dodatečným zraněním, např. Vzplanutí)</text:p>
        </text:list-item>
        <text:list-item>
          <text:p text:style-name="P23">1kz: 1b</text:p>
        </text:list-item>
        <text:list-item>
          <text:p text:style-name="P23">2kz: 2b</text:p>
        </text:list-item>
        <text:list-item>
          <text:p text:style-name="P3"><text:span text:style-name="T41">3kz</text:span>: <text:span text:style-name="T41">3</text:span>b</text:p>
        </text:list-item>
      </text:list>
      <text:list xml:id="list3244662384" text:style-name="L29">
        <text:list-item>
          <text:p text:style-name="P35"><text:span text:style-name="T13">4</text:span><text:span text:style-name="T14">kz</text:span><text:span text:style-name="T7">: </text:span><text:span text:style-name="T13">4</text:span><text:span text:style-name="T8">b</text:span></text:p>
        </text:list-item>
        <text:list-item>
          <text:p text:style-name="P35"><text:span text:style-name="T13">5</text:span><text:span text:style-name="T14">kz</text:span><text:span text:style-name="T7">: </text:span><text:span text:style-name="T27">5</text:span><text:span text:style-name="T8">b</text:span></text:p>
        </text:list-item>
        <text:list-item>
          <text:p text:style-name="P35"><text:span text:style-name="T13">6kz</text:span><text:span text:style-name="T7">: </text:span><text:span text:style-name="T27">6</text:span><text:span text:style-name="T8">b</text:span></text:p>
        </text:list-item>
        <text:list-item>
          <text:p text:style-name="P32"><text:span text:style-name="T9">Zranění každé kolo po dobu udržování: </text:span><text:span text:style-name="T10">+4b</text:span></text:p>
        </text:list-item>
        <text:list-item>
          <text:p text:style-name="P33"><text:span text:style-name="T10">E</text:span><text:span text:style-name="T6">fekt vzplanutí (</text:span><text:span text:style-name="T15">4</text:span><text:span text:style-name="T16">dz</text:span><text:span text:style-name="T6"> další 3 kola): </text:span><text:span text:style-name="T11">+</text:span><text:span text:style-name="T12">4</text:span><text:span text:style-name="T11">b</text:span></text:p>
        </text:list-item>
      </text:list>
      <text:p text:style-name="P5">Obranný atribut <text:span text:style-name="T45">(obecně obcházení zbroje)</text:span>:</text:p>
      <text:list xml:id="list1874878318" text:style-name="L30">
        <text:list-item>
          <text:p text:style-name="P4"><text:soft-page-break/>Síla nebo Finesa: 0 bodů</text:p>
        </text:list-item>
        <text:list-item>
          <text:p text:style-name="P4">Duše: <text:span text:style-name="T42">1 bod (když má cíl lehkou zbroj, vyjde to nastejno)</text:span></text:p>
          <text:list>
            <text:list-item>
              <text:p text:style-name="P6">Platí se, jen když kouzlo zraňuje</text:p>
            </text:list-item>
          </text:list>
        </text:list-item>
      </text:list>
      <text:p text:style-name="P9">Dosah:</text:p>
      <text:list xml:id="list4225174971" text:style-name="L31">
        <text:list-item>
          <text:p text:style-name="P7"><text:span text:style-name="T30">Kontaktní</text:span>: <text:span text:style-name="T20">0 bodů</text:span></text:p>
        </text:list-item>
        <text:list-item>
          <text:p text:style-name="P7">Krátký: <text:span text:style-name="T20">1 bod</text:span></text:p>
          <text:list>
            <text:list-item>
              <text:p text:style-name="P10">Aury by vždycky měly mít <text:span text:style-name="T33">nejvýše</text:span> krátký dosah. Bylo by divný, kdyby aura ovlivňovala cíl <text:span text:style-name="T32">desítky či </text:span>stovky metrů daleko.</text:p>
            </text:list-item>
          </text:list>
        </text:list-item>
        <text:list-item>
          <text:p text:style-name="P7">Střední: <text:span text:style-name="T36">3 body</text:span></text:p>
        </text:list-item>
        <text:list-item>
          <text:p text:style-name="P7">Dlouhý: <text:span text:style-name="T35">6 bodů</text:span></text:p>
        </text:list-item>
        <text:list-item>
          <text:p text:style-name="P11">Dohled: 10 bodů</text:p>
        </text:list-item>
      </text:list>
      <text:p text:style-name="P14">Rozsah:</text:p>
      <text:list xml:id="list2574007442" text:style-name="L32">
        <text:list-item>
          <text:p text:style-name="P12"><text:span text:style-name="T23">1 cíl</text:span>: <text:span text:style-name="T21">0 bodů</text:span></text:p>
        </text:list-item>
        <text:list-item>
          <text:p text:style-name="P29">2 cíle: 1 bod</text:p>
        </text:list-item>
        <text:list-item>
          <text:p text:style-name="P29">3 cíle: 2 body</text:p>
        </text:list-item>
        <text:list-item>
          <text:p text:style-name="P29">4 cíle: 3 body</text:p>
        </text:list-item>
        <text:list-item>
          <text:p text:style-name="P29">5 cílů: 4 body</text:p>
        </text:list-item>
        <text:list-item>
          <text:p text:style-name="P29">6 cílů: 5 bodů</text:p>
        </text:list-item>
        <text:list-item>
          <text:p text:style-name="P13"><text:span text:style-name="T22">Lajna (kulový blesk), cíle těsně před sebou</text:span>: <text:span text:style-name="T26">2 bod</text:span></text:p>
        </text:list-item>
        <text:list-item>
          <text:p text:style-name="P22">Vše v kontaktní vzdálenosti od cíle (fireball): 4 body.</text:p>
        </text:list-item>
        <text:list-item>
          <text:p text:style-name="P15"><text:soft-page-break/>Všechno v <text:span text:style-name="T39">krátké vzdálenosti (ať už od kouzelníka nebo od cíle)</text:span>: <text:span text:style-name="T26">6</text:span> bod<text:span text:style-name="T26">ů</text:span></text:p>
          <text:list>
            <text:list-item>
              <text:p text:style-name="P16">U zraňujících kouzel lze <text:span text:style-name="T34">toto</text:span> kombinovat nejvýše s krátkým dosahem (<text:span text:style-name="T1">Ohnivý déšť</text:span>).</text:p>
            </text:list-item>
          </text:list>
        </text:list-item>
      </text:list>
      <text:p text:style-name="P28">Efekty:</text:p>
      <text:p text:style-name="P28">/<text:span text:style-name="T43">* Hmm, tohle je otázka. Efekty jsou teď k dispozici vždycky... */</text:span></text:p>
      <text:list xml:id="list155710247644792" text:continue-numbering="true" text:style-name="L32">
        <text:list-item>
          <text:p text:style-name="P8"><text:span text:style-name="T1">zatlačení </text:span><text:span text:style-name="T4">nebo zabránění v akci</text:span>: <text:span text:style-name="T28">6 bodů</text:span></text:p>
          <text:list>
            <text:list-item>
              <text:p text:style-name="P17"><text:span text:style-name="T29">S</text:span>tejně jako základní zranění</text:p>
            </text:list-item>
          </text:list>
        </text:list-item>
        <text:list-item>
          <text:p text:style-name="P18"><text:span text:style-name="T3">vytvoření </text:span><text:span text:style-name="T2">nevýhod</text:span><text:span text:style-name="T3">y</text:span><text:span text:style-name="T24"> (třeba strach)</text:span>: <text:span text:style-name="T25">6 bodů</text:span></text:p>
          <text:list>
            <text:list-item>
              <text:p text:style-name="P17"><text:span text:style-name="T29">S</text:span>tejně jako základní zranění</text:p>
            </text:list-item>
          </text:list>
        </text:list-item>
        <text:list-item>
          <text:p text:style-name="P19"><text:span text:style-name="T5">úprk</text:span> (například v hrůze): <text:span text:style-name="T31">9 bodů</text:span></text:p>
          <text:list>
            <text:list-item>
              <text:p text:style-name="P20"><text:span text:style-name="T29">V</text:span>íc než základní zranění, protože to komplet odstaví jednoho protivníka</text:p>
            </text:list-item>
            <text:list-item>
              <text:p text:style-name="P20"><text:span text:style-name="T29">Automaticky vyžaduje soustředění (když je odstavený cíl, musí být odstavený i kouzelník)</text:span>.</text:p>
            </text:list-item>
            <text:list-item>
              <text:p text:style-name="P21">Jde jen na 1 cíl (odstavit nejde nikdy víc než 1 cíl)</text:p>
            </text:list-item>
          </text:list>
        </text:list-item>
      </text:list>
      <text:p text:style-name="P30">Magenergie</text:p>
      <text:p text:style-name="P30">3 magy: 0b</text:p>
      <text:p text:style-name="P30">2 magy: 5b (nástřel, ale zlevnění o 1 mag může být docela znát – se spell weawingem je to <text:span text:style-name="T48">efektivně</text:span> ze 2 magů na 1, tj. na půlku).</text:p>
      <text:p text:style-name="P31">(Taky by ještě mohlo být za dražší kouzlo získat body navíc – i když s tím opatrně, úplně nechci, aby se kouzelník mohl vyplácal z magů hned).</text:p>
      <text:h text:style-name="P2" text:outline-level="3"><text:soft-page-break/>Blesky</text:h>
      <text:h text:style-name="Heading_20_4" text:outline-level="4">Modrý</text:h>
      <text:p text:style-name="P38"><text:span text:style-name="T46">Zraňuje (3b)<text:line-break/></text:span>Zranění: 6kz <text:span text:style-name="T46">(6b)</text:span><text:line-break/>Dosah: krátký <text:span text:style-name="T46">(1b)</text:span><text:line-break/>Rozsah: 1 cíl</text:p>
      <text:h text:style-name="Heading_20_4" text:outline-level="4">Zelený</text:h>
      <text:p text:style-name="P37"><text:span text:style-name="T46">Zraňuje (3b)</text:span><text:line-break/>Zranění: 5kz <text:span text:style-name="T47">(5b)</text:span><text:line-break/>Dosah: krátký <text:span text:style-name="T47">(1b)</text:span><text:line-break/>Rozsah: 2 cíle <text:span text:style-name="T47">(1b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0-30T15:57:09.196000000</dc:date>
    <meta:print-date>2113-01-01T00:00:00</meta:print-date>
    <meta:editing-cycles>10590</meta:editing-cycles>
    <meta:editing-duration>P30DT14H24M29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4" meta:paragraph-count="57" meta:word-count="431" meta:character-count="2217" meta:non-whitespace-character-count="1878"/>
  </office:meta>
</office:document-meta>
</file>